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margin-left="0.3937in" fo:margin-right="0in" fo:margin-top="0in" fo:margin-bottom="0in" style:contextual-spacing="false" fo:line-height="138%" fo:text-indent="0in" style:auto-text-indent="false" style:writing-mode="lr-tb"/>
      <style:text-properties fo:font-weight="normal"/>
    </style:style>
    <style:style style:name="P2" style:family="paragraph" style:parent-style-name="Text_20_body" style:list-style-name="L1">
      <style:paragraph-properties fo:margin-top="0in" fo:margin-bottom="0in" style:contextual-spacing="false" fo:line-height="138%" fo:padding="0in" fo:border="none" style:writing-mode="lr-tb"/>
      <style:text-properties fo:font-variant="normal" fo:text-transform="none" fo:color="#000000" loext:opacity="100%" style:text-line-through-style="none" style:text-line-through-type="none" style:font-name="Arial" fo:font-size="15pt" fo:font-style="normal" style:text-underline-style="none" fo:font-weight="normal" style:text-blinking="false" fo:background-color="transparent"/>
    </style:style>
    <style:style style:name="P3" style:family="paragraph" style:parent-style-name="Text_20_body" style:list-style-name="L2">
      <loext:graphic-properties draw:fill="none" draw:fill-color="#ffffff"/>
      <style:paragraph-properties fo:margin-top="0in" fo:margin-bottom="0in" style:contextual-spacing="false" fo:line-height="138%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Arial" fo:font-size="15pt" fo:font-style="normal" style:text-underline-style="none" fo:font-weight="normal" style:text-blinking="false" fo:background-color="transparent"/>
    </style:style>
    <style:style style:name="P4" style:family="paragraph" style:parent-style-name="Text_20_body" style:list-style-name="L3">
      <loext:graphic-properties draw:fill="none" draw:fill-color="#ffffff"/>
      <style:paragraph-properties fo:margin-top="0in" fo:margin-bottom="0in" style:contextual-spacing="false" fo:line-height="138%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Arial" fo:font-size="15pt" fo:font-style="normal" style:text-underline-style="none" fo:font-weight="normal" style:text-blinking="false" fo:background-color="transparent"/>
    </style:style>
    <style:style style:name="P5" style:family="paragraph" style:parent-style-name="Text_20_body">
      <style:paragraph-properties fo:margin-left="0.5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3pt" fo:font-style="normal" style:text-underline-style="none" fo:font-weight="normal" style:text-blinking="false" fo:background-color="transparent"/>
    </style:style>
    <style:style style:name="P6" style:family="paragraph" style:parent-style-name="Text_20_body">
      <style:paragraph-properties fo:margin-top="0in" fo:margin-bottom="0in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" fo:font-size="13pt" fo:font-style="normal" style:text-underline-style="none" fo:font-weight="normal" style:text-blinking="false" fo:background-color="transparent"/>
    </style:style>
    <style:style style:name="P7" style:family="paragraph" style:parent-style-name="Text_20_body">
      <style:paragraph-properties fo:margin-left="0.4925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3pt" fo:font-style="normal" style:text-underline-style="none" fo:font-weight="normal" style:text-blinking="false" fo:background-color="transparent"/>
    </style:style>
    <style:style style:name="P8" style:family="paragraph" style:parent-style-name="Text_20_body">
      <style:paragraph-properties fo:margin-left="0.3937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3pt" fo:font-style="normal" style:text-underline-style="none" fo:font-weight="normal" style:text-blinking="false" fo:background-color="transparent"/>
    </style:style>
    <style:style style:name="P9" style:family="paragraph" style:parent-style-name="Text_20_body">
      <style:paragraph-properties fo:margin-left="0.3937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/>
    </style:style>
    <style:style style:name="P10" style:family="paragraph" style:parent-style-name="Text_20_body">
      <style:paragraph-properties fo:margin-left="0.5in" fo:margin-right="0in" fo:margin-top="0in" fo:margin-bottom="0in" style:contextual-spacing="false" fo:line-height="138%" fo:text-indent="0in" style:auto-text-indent="false" style:writing-mode="lr-tb"/>
    </style:style>
    <style:style style:name="T1" style:family="text">
      <style:text-properties fo:font-variant="normal" fo:text-transform="none" fo:color="#000000" loext:opacity="100%" style:text-line-through-style="none" style:text-line-through-type="none" style:font-name="Arial" fo:font-size="13pt" fo:font-style="normal" style:text-underline-style="none" style:text-blinking="false" fo:background-color="transparent" loext:char-shading-value="0"/>
    </style:style>
    <style:style style:name="T2" style:family="text">
      <style:text-properties fo:font-variant="normal" fo:text-transform="none" fo:color="#000000" loext:opacity="100%" style:text-line-through-style="none" style:text-line-through-type="none" style:font-name="Arial" fo:font-size="13pt" fo:font-style="normal" style:text-underline-style="none" fo:font-weight="normal" style:text-blinking="false" fo:background-color="transparent" loext:char-shading-value="0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char-shading-value="0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underline-style="none" fo:font-weight="normal" style:text-blinking="false" fo:background-color="transparent" loext:char-shading-value="0"/>
    </style:style>
    <style:style style:name="T5" style:family="text">
      <style:text-properties style:font-name="Arial" fo:font-size="13pt" fo:font-style="normal" fo:font-weight="normal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038535884" text:style-name="L1">
        <text:list-item>
          <text:p text:style-name="P2"><text:bookmark text:name="docs-internal-guid-31864476-7fff-4193-c277-dcf250341250"/>осада Порт-Артура:</text:p>
        </text:list-item>
      </text:list>
      <text:p text:style-name="P5">осн. си­лы Ти­хо­оке­ан­ской эс­кад­ры (ви­це-адм. О. В. Старк; 48 бое­вых ко­раб­лей, в т. ч. 7 бро­не­нос­цев и 4 крей­се­ра 1 ран­га).</text:p>
      <text:p text:style-name="P10"><text:span text:style-name="T3"> </text:span><text:span text:style-name="T2">24 февр. (8 мар­та) в ко­ман­до­ва­ние Ти­хо­оке­ан­ской эс­кад­рой всту­пил ви­це-адм. С. О. </text:span><text:a xlink:type="simple" xlink:href="https://old.bigenc.ru/military_science/text/3843696" text:style-name="Internet_20_link" text:visited-style-name="Visited_20_Internet_20_Link">Ма­ка­ров</text:a><text:span text:style-name="T2">, при­няв­ший ре­шит. ме­ры по по­вы­ше­нию её бое­вой ак­тив­но­сти. Но 31 мар­та (13 апр.) во вре­мя вы­хо­да эс­кад­ры в мо­ре флаг­ман­ский бро­не­но­сец </text:span><text:a xlink:type="simple" xlink:href="https://old.bigenc.ru/military_science/text/3136818" text:style-name="Internet_20_link" text:visited-style-name="Visited_20_Internet_20_Link">«Пе­тро­пав­ловск»</text:a><text:span text:style-name="T4"> </text:span><text:span text:style-name="T2">по­дор­вал­ся на ми­не и за­то­нул. Ма­ка­ров и б. ч. ко­ман­ды по­гиб­ли. В ко­ман­до­ва­ние эс­кад­рой всту­пил контр-адм. В. К. </text:span><text:a xlink:type="simple" xlink:href="https://old.bigenc.ru/military_science/text/1916845" text:style-name="Internet_20_link" text:visited-style-name="Visited_20_Internet_20_Link">Вит­гефт</text:a></text:p>
      <text:p text:style-name="P10"><text:span text:style-name="T2">Се­вер­нее Порт-Ар­ту­ра 22 апр. (5 мая) вы­са­ди­лась япон. 2-я ар­мия (ген. Я. Оку; ок. 35 тыс. чел., 216 ору­дий, 48 пу­ле­мё­тов), ко­то­рая, на­не­ся по­ра­же­ние рос. вой­скам у Цзинь­чжоу и Ва­фан­гоу (см. </text:span><text:a xlink:type="simple" xlink:href="https://old.bigenc.ru/military_science/text/4676545" text:style-name="Internet_20_link" text:visited-style-name="Visited_20_Internet_20_Link">Цзинь­чжоу­ский бой 1904</text:a><text:span text:style-name="T4"> </text:span><text:span text:style-name="T2">и </text:span><text:a xlink:type="simple" xlink:href="https://old.bigenc.ru/military_science/text/1902476" text:style-name="Internet_20_link" text:visited-style-name="Visited_20_Internet_20_Link">Ва­фан­гоу­ский бой 1904</text:a><text:span text:style-name="T2">), от­ре­за­ла Порт-Ар­тур от рос. Мань­чжур­ской ар­мии. Кро­ме то­го, япон­цы вы­са­ди­ли но­вую, 3-ю ар­мию (ген. М. Но­ги; 48 тыс. чел., 386 ору­дий), ко­то­рая 13(26) ию­ня пе­ре­шла в на­сту­п­ле­ние и ов­ла­де­ла го­рой Ку­ин­сан и Зе­лёны­ми го­ра­ми. Рос. вой­ска под рук. ген.-м. Р. И. </text:span><text:a xlink:type="simple" xlink:href="https://old.bigenc.ru/military_science/text/2089874" text:style-name="Internet_20_link" text:visited-style-name="Visited_20_Internet_20_Link">Кон­д­ра­тен­ко</text:a><text:span text:style-name="T2">, на­зна­чен­но­го на­чаль­ни­ком су­хо­пут­ной обо­ро­ны кре­по­сти, контр­уда­ром вы­би­ли япон­цев с Зе­лё­ных гор, од­на­ко 13(26) ию­ля япон­цы во­зоб­но­ви­ли на­сту­п­ле­ние и по­сле упор­ных бо­ёв вновь ов­ла­де­ли Зе­лё­ны­ми, а за­тем и Вол­чь­и­ми го­ра­ми. Рос. вой­ска от­сту­пи­ли к кре­по­сти. На­ча­лась не­по­сред­ст­вен­ная обо­ро­на Порт-Ар­ту­ра.</text:span></text:p>
      <text:p text:style-name="P10"><text:span text:style-name="T2">К се­ре­ди­не ию­ля гар­ни­зон Порт-Ар­ту­ра на­счи­ты­вал ок. 42 тыс. чел., Ти­хо­оке­ан­ская эс­кад­ра (36 ко­раб­лей) – до 12 тыс. чел. На воо­ру­же­нии со­стоя­ли 646 ору­дий и 62 пу­ле­мё­та. Из тя­жё­лой ар­тил­ле­рии (124 ору­дия) толь­ко 1/3 мог­ла вес­ти борь­бу с даль­но­бой­ной осад­ной ар­тил­ле­ри­ей про­тив­ни­ка. За­пас арт. бое­при­па­сов и про­до­воль­ст­вия был ог­ра­ни­чен. Боль­шие за­труд­не­ния воз­ник­ли с пить­е­вой во­дой. Име­лись про­бле­мы и в ор­га­ни­за­ции управ­ле­ния. Нач. Кван­тун­ско­го ук­ре­п­лён­но­го р-на А. М. Стес­сель ещё в ию­не по­лу­чил при­каз ко­манд. Мань­чжур­ской ар­ми­ей ген. от инф. А. Н. </text:span><text:a xlink:type="simple" xlink:href="https://old.bigenc.ru/military_science/text/2125813" text:style-name="Internet_20_link" text:visited-style-name="Visited_20_Internet_20_Link">Ку­ро­пат­ки­на</text:a><text:span text:style-name="T4"> </text:span><text:span text:style-name="T2">сдать ко­ман­до­ва­ние ко­мен­дан­ту Порт-Ар­ту­ра и при­быть в штаб ар­мии. Но Стес­сель, скрыв те­ле­грам­му, при­ка­за не вы­пол­нил. Бо­лее то­го, он стал вме­ши­вать­ся в де­ла ко­мен­дан­та кре­по­сти и по­сте­пен­но фак­ти­че­ски от­стра­нил К. Н. Смир­но­ва от ко­ман­до­ва­ния.</text:span></text:p>
      <text:p text:style-name="P5"><text:soft-page-break/>3(16) авг. япон. ко­ман­до­ва­ние на­пра­ви­ло в Порт-Ар­тур пар­ла­мен­тё­ра с пред­ло­же­ни­ем сдать­ся, но оно бы­ло от­кло­не­но.</text:p>
      <text:p text:style-name="P5">20.12.1904(2.1.1905) в 19 ча­сов Рейс под­пи­сал акт о ка­пи­ту­ля­ции. К это­му вре­ме­ни гар­ни­зон Порт-Ар­ту­ра на­счи­ты­вал св. 32 тыс. чел. (в т. ч. ок. 6 тыс. боль­ных и ра­не­ных), 610 ору­дий, 9 пу­ле­мё­тов, ок. 208 тыс. сна­ря­дов и до 3 тыс. ло­ша­дей.</text:p>
      <text:list xml:id="list1965580258" text:style-name="L2">
        <text:list-item>
          <text:p text:style-name="P3">бой у Цзиньчжоу: 13 (26) мая 1904 года:</text:p>
        </text:list-item>
      </text:list>
      <text:p text:style-name="P10"><text:span text:style-name="T2">бое­вое столк­но­ве­ние войск 13(26) мая во вре­мя рус.-япон. вой­ны 1904–05, став­шее на­ча­лом </text:span><text:a xlink:type="simple" xlink:href="https://old.bigenc.ru/military_science/text/3160077" text:style-name="Internet_20_link" text:visited-style-name="Visited_20_Internet_20_Link">Порт-Ар­ту­ра обо­ро­ны 1904–05</text:a><text:span text:style-name="T4"> </text:span><text:span text:style-name="T2">на даль­них под­сту­пах к этой при­мор­ской кре­по­сти. Обо­ро­няв­ший ук­ре­п­лён­ную по­зи­цию у г. Цзинь­чжоу (се­ве­ро-вос­ток Ки­тая) на пе­ре­шей­ке Ляо­дун­ско­го п-ова (ши­ри­ной ок. 4 км) уси­лен­ный 5-й Вост.-Си­бир­ский стрелк. полк (ок. 3,8 тыс. чел., 65 ору­дий, 10 пу­ле­мё­тов; ком. – полк. Н. А. Треть­я­ков) 4-й Вост.-Си­бир­ской стрелк. ди­ви­зии при под­держ­ке 2 ми­но­нос­цев и 1 ка­но­нер­ской лод­ки в те­че­ние 13 ч сдер­жи­вал на­тиск всей япон. 2-й ар­мии (ок. 35 тыс. чел., 216 ору­дий, 48 пу­ле­мё­тов; ко­манд. – ген. Я. Оку), ко­то­рую под­дер­жи­ва­ли арт. ог­нём 6 ми­но­нос­цев и 4 ка­но­нер­ские лод­ки. По­те­ряв око­ло тре­ти сво­его со­ста­ва, полк по по­лу­че­нии при­ка­за нач. ди­ви­зии ото­шёл на гл. по­зи­цию. По­бе­да в Ц. б. от­кры­ла япон­цам путь на Порт-Ар­тур.</text:span></text:p>
      <text:list xml:id="list3934032082" text:style-name="L3">
        <text:list-item>
          <text:p text:style-name="P4">бой при Ляоляне: 11 (24) августа 1904 года:</text:p>
        </text:list-item>
      </text:list>
      <text:p text:style-name="P6">Накануне сражения</text:p>
      <text:p text:style-name="P7">После неудачных попыток в июне – июле 1904 г. деблокировать осаждённый Порт-Артур российская Маньчжурская армия (командующий – генерал от инфантерии А. Н. Куропаткин) отошла на дальние подступы к Ляояну, на линию станций Айсянцзян, Ляньдясань, Анпилин. Маньчжурская армия включала Южную (генерал-лейтенант Н. П. Зарубаев) и Восточную (генерал от кавалерии А. А. фон Бильдерлинг) группы, армейский резерв и отряды по охране флангов (всего около 149 тыс. человек, 673 орудия). К 10(23) августа она заняла арьергардную позицию. В тылу армии завершалось оборудование передовой и главных оборонительных позиций (глубиной 21–26 км). Опираясь на эти позиции, Куропаткин решил перейти к обороне, отдавая тем самым инициативу противнику.</text:p>
      <text:p text:style-name="Text_20_body"/>
      <text:p text:style-name="P8"><text:soft-page-break/>Маньчжурской армии противостояли японские 1, 2 и 4-я армии (всего около 109 тыс. человек, 484 орудия). Несмотря на меньшие силы, главнокомандующий японскими войсками маршал Ояма Ивао планировал овладеть оборонительными рубежами российских войск, а затем охватить, окружить и уничтожить российскую Маньчжурскую армию.</text:p>
      <text:p text:style-name="Text_20_body"/>
      <text:p text:style-name="P8">Ход сражения</text:p>
      <text:p text:style-name="P8">11(24) августа японская 1-я армия (командующий – генерал армии Куроки Тамэмото) начала наступление в обход левого фланга Восточной группы российских войск.</text:p>
      <text:p text:style-name="P8">Бои на подступах к Ляояну [11–13(24–26).8.1904]</text:p>
      <text:p text:style-name="P8">Бои на подступах к Ляояну [11–13(24–26).8.1904].</text:p>
      <text:p text:style-name="P9"> <text:span text:style-name="T5">13(26) августа 4-я (командующий – генерал армии Нодзу Митицура) и 2-я (командующий – генерал армии Оку Ясуката) армии перешли в наступление против Южной группы. Атаки японцев были отбиты. Однако Куропаткин, основываясь на преувеличенных данных о силах противника и не использовав всех возможностей обороны, приказал войскам Маньчжурской армии отойти на передовой оборонительный рубеж.</text:span></text:p>
      <text:p text:style-name="Text_20_body"/>
      <text:p text:style-name="P8">17(30) августа японские 2-я, 4-я и часть сил 1-й армии атаковали эту позицию. Во время атак против центра и правого фланга, отражённых российскими войсками, японцы понесли большие потери. На левом фланге основные силы японских войск переправились на правый берег реки Тайцзыхэ для обходного манёвра.</text:p>
      <text:p text:style-name="Text_20_body"/>
      <text:p text:style-name="P8">Создавшаяся обстановка позволяла российским войскам нанести контрудар и разгромить японскую 1-ю армию, однако Куропаткин, опасаясь обхода левого фланга армии, 18(31) августа отдал приказ об её отводе на главную оборонительную позицию. За счёт сокращения линии фронта и освобождения части войск он рассчитывал создать контрударную группировку для парирования обходного движения и разгрома японской 1-й армии.</text:p>
      <text:p text:style-name="P8">Ляоянское сражение (1904)</text:p>
      <text:p text:style-name="P8">Ляоянское сражение (1904).</text:p>
      <text:p text:style-name="Text_20_body"/>
      <text:p text:style-name="P8"><text:soft-page-break/>19–21 августа (1–3 сентября) развернулись бои за главную позицию. Сочетая упорную оборону укреплений с вылазками, 2-й и 4-й Сибирские армейские корпуса отразили атаки японцев в центре и на правом фланге. На левом фланге российские войска остановили наступление армии Куроки Тамэмото в районе г. Сыквантунь.</text:p>
      <text:p text:style-name="Text_20_body"/>
      <text:p text:style-name="P1"><text:span text:style-name="T1">Тем не менее 21 августа (3 сентября) Куропаткин отдал приказ об отступлении к Мукдену (его приказ на 2 ч опередил намеченное отступление японских войск). Российские войска, мужественно и стойко</text:span><text:span text:style-name="T3"> </text:span><text:span text:style-name="T1">отстаивавшие укреплённые позиции, оставили их, не исчерпав своих оборонительных возможностей.</text:span></text:p>
      <text:p text:style-name="Text_20_body"/>
      <text:p text:style-name="P8">22 августа (4 сентября) японцы заняли оставленный Ляоян. Преследовать российские войска Ояма Ивао не решился, опасаясь перехода их в контрнаступление.</text:p>
      <text:p text:style-name="Text_20_body"/>
      <text:p text:style-name="P8">Итоги сражения</text:p>
      <text:p text:style-name="P8">К поражению в Ляоянском сражении привели пассивность российского командования и его грубые ошибки в управлении войсками (плохая организация разведки и, как следствие, преувеличение сил японских войск; выделение значительной части сил в резерв; преждевременные и необоснованные отходы на новые позиции и др.), однако окружить и разгромить российскую армию японцы не смогли. Сражение имело значительный размах (бои велись по фронту до 85 км, глубиной до 26 км, продолжительностью 11 сут). В нём выявилось возросшее значение артиллерийского и стрелкового огня и взаимодействия войск, широко применялись обходы и охваты.</text:p>
      <text:p text:style-name="Text_20_body"/>
      <text:p text:style-name="P8">Потери японских войск в Ляоянском сражении составили 24 тыс. человек; российских войск – 17 тыс. человек.</text:p>
      <text:p text:style-name="Text_20_body"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2T12:57:47.342332640</meta:creation-date>
    <dc:date>2024-03-22T12:57:57.059634164</dc:date>
    <meta:editing-duration>PT10S</meta:editing-duration>
    <meta:editing-cycles>1</meta:editing-cycles>
    <meta:document-statistic meta:table-count="0" meta:image-count="0" meta:object-count="0" meta:page-count="4" meta:paragraph-count="29" meta:word-count="1055" meta:character-count="7831" meta:non-whitespace-character-count="6807"/>
    <meta:generator>LibreOffice/7.3.7.2$Linux_X86_64 LibreOffice_project/30$Build-2</meta:generator>
  </office:meta>
</office:document-meta>
</file>